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a3fa" officeooo:paragraph-rsid="000ea3f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ea3fa" officeooo:paragraph-rsid="000ea3f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06044" officeooo:paragraph-rsid="0010604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21dac" officeooo:paragraph-rsid="00121da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37865" officeooo:paragraph-rsid="0013786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5057e" officeooo:paragraph-rsid="0015057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ea3fa" officeooo:paragraph-rsid="000ea3f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06044" officeooo:paragraph-rsid="000ea3fa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06044" officeooo:paragraph-rsid="0010604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21dac" officeooo:paragraph-rsid="00121da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37865" officeooo:paragraph-rsid="0013786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6044" style:font-weight-asian="normal" style:font-weight-complex="normal"/>
    </style:style>
    <style:style style:name="T3" style:family="text">
      <style:text-properties fo:font-weight="normal" officeooo:rsid="0016959c" style:font-weight-asian="normal" style:font-weight-complex="normal"/>
    </style:style>
    <style:style style:name="T4" style:family="text">
      <style:text-properties officeooo:rsid="00106044"/>
    </style:style>
    <style:style style:name="T5" style:family="text">
      <style:text-properties officeooo:rsid="00158d7f"/>
    </style:style>
    <style:style style:name="T6" style:family="text">
      <style:text-properties officeooo:rsid="00169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Ex<text:span text:style-name="T5">ercise</text:span>-1</text:p>
      <text:p text:style-name="P2"/>
      <text:p text:style-name="P2">A-1: <text:span text:style-name="T1">pwd- print currunt working directory, ls -lah</text:span></text:p>
      <text:p text:style-name="P7"/>
      <text:p text:style-name="P2">A-2:<text:span text:style-name="T1"> mkdir {intern-2020,rapidops-2020}</text:span></text:p>
      <text:p text:style-name="P7"/>
      <text:p text:style-name="P2">A-3: 1) <text:span text:style-name="T1">cd intern-2020 </text:span>2) <text:span text:style-name="T1">touch dev.txt helloworld.txt</text:span></text:p>
      <text:p text:style-name="P7"/>
      <text:p text:style-name="P2">A-4: <text:span text:style-name="T4">1) </text:span><text:span text:style-name="T2">cat &gt; dev.txt </text:span><text:span text:style-name="T4">2) </text:span><text:span text:style-name="T2">echo "Hello world" | cat &gt; helloworld.txt</text:span></text:p>
      <text:p text:style-name="P8"/>
      <text:p text:style-name="P3">A-5: <text:span text:style-name="T1">cp {intern-2020/dev.txt,intern-2020/helloworld.txt} rapidops-2020</text:span></text:p>
      <text:p text:style-name="P9"/>
      <text:p text:style-name="P3">A-6: <text:span text:style-name="T1"><text:s text:c="2"/>mv dev.txt dev1.txt, mv helloworld.txt helloworld1.txt</text:span></text:p>
      <text:p text:style-name="P9"/>
      <text:p text:style-name="P4">A-7: <text:span text:style-name="T1"><text:s/>chmod u-w dev1.txt chmod u+rwx,o+rw helloworld1.txt</text:span></text:p>
      <text:p text:style-name="P10"/>
      <text:p text:style-name="P5">A-8: 1) <text:span text:style-name="T1">tar -cvf lab1.tar dev1.txt helloworld1.txt </text:span>2) <text:span text:style-name="T1">mv rapidops-2020/lab1.tar intern-2020</text:span></text:p>
      <text:p text:style-name="P11"/>
      <text:p text:style-name="P5">A-9: 1) <text:span text:style-name="T1">cp intern-2020/lab1.tar intern-2020/newlab1.tar </text:span>2) <text:span text:style-name="T1">rm inter-2020/lab1.tar</text:span></text:p>
      <text:p text:style-name="P11"/>
      <text:p text:style-name="P5">A-10: <text:span text:style-name="T1">find dev.txt</text:span></text:p>
      <text:p text:style-name="P11"/>
      <text:p text:style-name="P5">A-11: <text:span text:style-name="T1">top</text:span></text:p>
      <text:p text:style-name="P11"/>
      <text:p text:style-name="P5">A-12: <text:span text:style-name="T1">df</text:span></text:p>
      <text:p text:style-name="P11"/>
      <text:p text:style-name="P5">A-13: <text:span text:style-name="T3">ps -a | ps -p PId</text:span></text:p>
      <text:p text:style-name="P5"/>
      <text:p text:style-name="P6">A-14: <text:span text:style-name="T1">wget https://releases.mattermost.com/desktop/4.3.2/mattermost-desktop-4.3.2-linux-i386.deb</text:span></text:p>
      <text:p text:style-name="P6"/>
      <text:p text:style-name="P6">A-15: <text:span text:style-name="T1">ifconfi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0:06:21.002686395</meta:creation-date>
    <dc:date>2020-01-16T15:48:10.627322391</dc:date>
    <meta:editing-duration>PT6M3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90" meta:character-count="750" meta:non-whitespace-character-count="673"/>
  </office:meta>
</office:document-meta>
</file>